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voerveld yap met een knop er naast.. o knopa bastiginda moet een lijst gevuld worden<text:line-break/>met wat er in de invoerveld stond<text:line-break/>listeye seyler ekleyebilmen lazi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4-22T17:04:19.33</meta:creation-date>
    <meta:document-statistic meta:table-count="0" meta:image-count="0" meta:object-count="0" meta:page-count="1" meta:paragraph-count="1" meta:word-count="26" meta:character-count="154"/>
    <dc:date>2022-04-22T17:05:19.37</dc:date>
    <meta:editing-duration>PT1M2S</meta:editing-duration>
    <meta:editing-cycles>1</meta:editing-cycles>
    <meta:generator>OpenOffice/4.1.11$Win32 OpenOffice.org_project/4111m1$Build-9808</meta:generator>
  </office:meta>
</office:document-meta>
</file>